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8f958" officeooo:paragraph-rsid="0018f958"/>
    </style:style>
    <style:style style:name="P2" style:family="paragraph" style:parent-style-name="Standard">
      <style:text-properties officeooo:rsid="0018f958" officeooo:paragraph-rsid="0019f8fc"/>
    </style:style>
    <style:style style:name="P3" style:family="paragraph" style:parent-style-name="Standard">
      <style:text-properties officeooo:rsid="001cc25d" officeooo:paragraph-rsid="001cc25d"/>
    </style:style>
    <style:style style:name="T1" style:family="text">
      <style:text-properties officeooo:rsid="001bcc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Two: External System - Internet Application</text:p>
      <text:p text:style-name="P3"/>
      <text:p text:style-name="P3">Consider that the Company has an Internet site, which has informative</text:p>
      <text:p text:style-name="P3">material (static content) but also provides online services to its customers. Regarding the informative material</text:p>
      <text:p text:style-name="P3">there should at least be displayed the activity of the Company, and information about opening hours, service outlets</text:p>
      <text:p text:style-name="P3">and product offerings should also be given. Emphasis is placed on the social contribution of the company in partnership with non-profit organizations and capabilities</text:p>
      <text:p text:style-name="P3">a) for someone to be informed about these activities through web mail and b) make a donation for these purposes.</text:p>
      <text:p text:style-name="P3">In the information service, one can register by submitting an application electronically, giving specific information (name and an e-mail</text:p>
      <text:p text:style-name="P3">address) whether being a customer or not. In terms of online services, the system should</text:p>
      <text:p text:style-name="P3">allow the customer to obtain phone number, to replenish the talk time and see the balance, since it has already been enabled</text:p>
      <text:p text:style-name="P3">to cooperate electronically with the Company and an appropriate username and password has been given. In this case, the system checks whether</text:p>
      <text:p text:style-name="P3">the customer exists. If yes, then it proceeds with the processing of the request. If not, the process terminates while a relevant</text:p>
      <text:p text:style-name="P3">error message is forwarded to the client. Once a request is submited from the client electronically, his case is assigned to a sales</text:p>
      <text:p text:style-name="P3">sales to handle it using the internal system of the company (intranet), which has already been implemented in the first part of the project.</text:p>
      <text:p text:style-name="P3">After completing the process, the customer is informed electronically from the Website of the Compan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Μάρκος Φαφαλιός</meta:initial-creator>
    <meta:creation-date>2014-08-19T18:59:43.65</meta:creation-date>
    <dc:date>2014-08-19T23:50:45.983439649</dc:date>
    <meta:editing-duration>PT53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1" meta:paragraph-count="14" meta:word-count="257" meta:character-count="1616" meta:non-whitespace-character-count="1373"/>
  </office:meta>
</office:document-meta>
</file>